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4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2.8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3.1cm"/>
    </style:style>
    <style:style style:name="gr5" style:family="graphic" style:parent-style-name="standard">
      <style:graphic-properties draw:stroke="none" svg:stroke-color="#000000" draw:fill="none" draw:fill-color="#ffffff" fo:min-height="1.1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5cm" svg:x="1.7cm" svg:y="7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7.9cm" svg:y="7cm">
          <text:p text:style-name="P1">Dashboard.ga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.7cm" svg:y="7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14.2cm" svg:y="7cm">
          <text:p text:style-name="P1">Merl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20.8cm" svg:y="7cm">
          <text:p text:style-name="P1">Kibana</text:p>
          <text:p text:style-name="P1">Dashboard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cm" svg:y1="9.3cm" svg:x2="8cm" svg:y2="9.4cm">
          <text:p/>
        </draw:line>
        <draw:line draw:style-name="gr2" draw:text-style-name="P2" draw:layer="layout" svg:x1="12.9cm" svg:y1="9.2cm" svg:x2="14.3cm" svg:y2="9.2cm">
          <text:p/>
        </draw:line>
        <draw:line draw:style-name="gr2" draw:text-style-name="P2" draw:layer="layout" svg:x1="19.2cm" svg:y1="9.4cm" svg:x2="20.9cm" svg:y2="9.4cm">
          <text:p/>
        </draw:line>
        <draw:g>
          <draw:custom-shape draw:style-name="gr3" draw:text-style-name="P1" draw:layer="layout" svg:width="3.3cm" svg:height="2.8cm" svg:x="8.9cm" svg:y="14.2cm">
            <text:p text:style-name="P1">Perceval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3cm" svg:height="2.8cm" svg:x="12.954cm" svg:y="14.177cm">
            <text:p text:style-name="P1">Arthur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3cm" svg:height="2.8cm" svg:x="16.9cm" svg:y="14.2cm">
            <text:p text:style-name="P1">SortingHat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6cm" svg:height="2.8cm" svg:x="20.9cm" svg:y="14.2cm">
            <text:p text:style-name="P1">Enrichment</text:p>
            <draw:enhanced-geometry svg:viewBox="0 0 21600 21600" draw:type="rectangle" draw:enhanced-path="M 0 0 L 21600 0 21600 21600 0 21600 0 0 Z N"/>
          </draw:custom-shape>
        </draw:g>
        <draw:line draw:style-name="gr2" draw:text-style-name="P2" draw:layer="layout" svg:x1="15.2cm" svg:y1="12cm" svg:x2="10.7cm" svg:y2="14.2cm">
          <text:p/>
        </draw:line>
        <draw:line draw:style-name="gr2" draw:text-style-name="P2" draw:layer="layout" svg:x1="12.3cm" svg:y1="15.4cm" svg:x2="13.1cm" svg:y2="15.4cm">
          <text:p/>
        </draw:line>
        <draw:line draw:style-name="gr2" draw:text-style-name="P2" draw:layer="layout" svg:x1="16.3cm" svg:y1="15.3cm" svg:x2="16.9cm" svg:y2="15.3cm">
          <text:p/>
        </draw:line>
        <draw:line draw:style-name="gr2" draw:text-style-name="P2" draw:layer="layout" svg:x1="20.2cm" svg:y1="15.1cm" svg:x2="21.1cm" svg:y2="15.1cm">
          <text:p/>
        </draw:line>
        <draw:line draw:style-name="gr2" draw:text-style-name="P2" draw:layer="layout" svg:x1="21.6cm" svg:y1="14.2cm" svg:x2="17.9cm" svg:y2="12cm">
          <text:p/>
        </draw:line>
        <draw:frame draw:style-name="gr5" draw:text-style-name="P3" draw:layer="layout" svg:width="6.8cm" svg:height="2.461cm" svg:x="1.7cm" svg:y="2cm">
          <draw:text-box>
            <text:p><text:span text:style-name="T1">Grimoire Dashboar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2-16T04:41:28.539814899</meta:creation-date>
    <dc:date>2015-12-16T04:50:13.153071807</dc:date>
    <dc:creator>acs </dc:creator>
    <meta:editing-duration>PT8M44S</meta:editing-duration>
    <meta:editing-cycles>2</meta:editing-cycles>
    <meta:generator>LibreOffice/5.0.2.2$Linux_X86_64 LibreOffice_project/00m0$Build-2</meta:generator>
    <meta:document-statistic meta:object-count="19"/>
  </office:meta>
</office:document-meta>
</file>